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2in"/>
        </style:tab-stops>
      </style:paragraph-properties>
    </style:style>
    <style:style style:name="P2" style:family="paragraph">
      <style:paragraph-properties>
        <style:tab-stops>
          <style:tab-stop style:position="1in"/>
          <style:tab-stop style:position="2in"/>
          <style:tab-stop style:position="3.5in"/>
          <style:tab-stop style:position="5in"/>
        </style:tab-stops>
      </style:paragraph-properties>
    </style:style>
    <style:style style:name="P3" style:family="paragraph">
      <style:paragraph-properties>
        <style:tab-stops>
          <style:tab-stop style:position="100pt"/>
        </style:tab-stops>
      </style:paragraph-properties>
    </style:style>
  </office:automatic-styles>
  <office:body>
    <office:text>
      <text:p text:style-name="P1">
     some text<text:tab/>(tab)<text:tab/>(tab) position of tab stop is 2in.
   </text:p>
      <text:p text:style-name="P2">
     some text<text:tab/>(tab)<text:tab/>(tab) <text:tab/>(tab) position of tab stops are 1in, 2in, 3.5in, 5in.
   </text:p>
      <text:p text:style-name="P3">
     some text<text:tab/>(tab)<text:tab/>(tab) position of tab stop is 100p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